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4"/>
    <style:style style:name="ce4" style:family="table-cell" style:parent-style-name="Default" style:data-style-name="N111"/>
  </office:automatic-styles>
  <office:body>
    <office:spreadsheet>
      <table:calculation-settings table:automatic-find-labels="false"/>
      <table:table table:name="stats_for_entership_stratOne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is document shows the numbers of shots which were needed to finish the game by shooting structured (strategy 1).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ge</text:p>
          </table:table-cell>
          <table:table-cell table:style-name="ce2" office:value-type="string" calcext:value-type="string" table:number-columns-spanned="5" table:number-rows-spanned="1">
            <text:p>Shots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ttelwert</text:p>
          </table:table-cell>
          <table:table-cell table:style-name="ce3" table:formula="of:=AVERAGE([.B5:.B54])" office:value-type="float" office:value="96.02" calcext:value-type="float">
            <text:p>96,02</text:p>
          </table:table-cell>
          <table:table-cell table:style-name="ce3" table:formula="of:=AVERAGE([.C5:.C54])" office:value-type="float" office:value="96.32" calcext:value-type="float">
            <text:p>96,32</text:p>
          </table:table-cell>
          <table:table-cell table:style-name="ce3" table:formula="of:=AVERAGE([.D5:.D54])" office:value-type="float" office:value="94.94" calcext:value-type="float">
            <text:p>94,94</text:p>
          </table:table-cell>
          <table:table-cell table:style-name="ce3" table:formula="of:=AVERAGE([.E5:.E54])" office:value-type="float" office:value="95.78" calcext:value-type="float">
            <text:p>95,78</text:p>
          </table:table-cell>
          <table:table-cell table:style-name="ce3" table:formula="of:=AVERAGE([.F5:.F54])" office:value-type="float" office:value="95.82" calcext:value-type="float">
            <text:p>95,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abw.</text:p>
          </table:table-cell>
          <table:table-cell table:style-name="ce4" table:formula="of:=STDEV([.B5:.B54])" office:value-type="float" office:value="2.67635146101127" calcext:value-type="float">
            <text:p>2,6763515</text:p>
          </table:table-cell>
          <table:table-cell table:style-name="ce4" table:formula="of:=STDEV([.C5:.C54])" office:value-type="float" office:value="2.47798469794817" calcext:value-type="float">
            <text:p>2,4779847</text:p>
          </table:table-cell>
          <table:table-cell table:style-name="ce4" table:formula="of:=STDEV([.D5:.D54])" office:value-type="float" office:value="3.15846772460111" calcext:value-type="float">
            <text:p>3,1584677</text:p>
          </table:table-cell>
          <table:table-cell table:style-name="ce4" table:formula="of:=STDEV([.E5:.E54])" office:value-type="float" office:value="2.57372912961972" calcext:value-type="float">
            <text:p>2,5737291</text:p>
          </table:table-cell>
          <table:table-cell table:style-name="ce4" table:formula="of:=STDEV([.F5:.F54])" office:value-type="float" office:value="3.00129223869333" calcext:value-type="float">
            <text:p>3,00129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0.00.0000</text:date>, <text:time style:data-style-name="N2" text:time-value="10:54:02.9451148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2T11:04:55.271477135</dc:date>
    <meta:editing-duration>PT22M14S</meta:editing-duration>
    <meta:editing-cycles>5</meta:editing-cycles>
    <meta:generator>LibreOffice/5.1.6.2$Linux_X86_64 LibreOffice_project/10m0$Build-2</meta:generator>
    <meta:document-statistic meta:table-count="1" meta:cell-count="320" meta:object-count="0"/>
  </office:meta>
</office:document-meta>
</file>